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55in"/>
    </style:style>
    <style:style style:name="co3" style:family="table-column">
      <style:table-column-properties fo:break-before="auto" style:column-width="1.1626in"/>
    </style:style>
    <style:style style:name="co4" style:family="table-column">
      <style:table-column-properties fo:break-before="auto" style:column-width="1.1374in"/>
    </style:style>
    <style:style style:name="co5" style:family="table-column">
      <style:table-column-properties fo:break-before="auto" style:column-width="1.2693in"/>
    </style:style>
    <style:style style:name="co6" style:family="table-column">
      <style:table-column-properties fo:break-before="auto" style:column-width="1.2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cc9900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99" fo:border="0.06pt solid #000000"/>
    </style:style>
    <style:style style:name="ce5" style:family="table-cell" style:parent-style-name="Default">
      <style:table-cell-properties fo:background-color="#006600"/>
    </style:style>
    <style:style style:name="ce6" style:family="table-cell" style:parent-style-name="Default">
      <style:table-cell-properties fo:background-color="#66ff66" fo:border="0.06pt solid #000000"/>
    </style:style>
    <style:style style:name="ce7" style:family="table-cell" style:parent-style-name="Default" style:data-style-name="N40">
      <style:table-cell-properties fo:background-color="#99ff66" fo:border="0.06pt solid #000000"/>
    </style:style>
    <style:style style:name="ce8" style:family="table-cell" style:parent-style-name="Default" style:data-style-name="N0">
      <style:table-cell-properties fo:background-color="#ffff66"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ffff99" fo:border="0.06pt solid #000000"/>
    </style:style>
    <style:style style:name="ce10" style:family="table-cell" style:parent-style-name="Default" style:data-style-name="N43"/>
    <style:style style:name="ce11" style:family="table-cell" style:parent-style-name="Default">
      <style:table-cell-properties fo:background-color="#009900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40">
      <style:table-cell-properties fo:background-color="#99ff99" fo:border="0.06pt solid #000000"/>
    </style:style>
    <style:style style:name="ce14" style:family="table-cell" style:parent-style-name="Default" style:data-style-name="N40">
      <style:table-cell-properties fo:background-color="#009900"/>
    </style:style>
    <style:style style:name="ce15" style:family="table-cell" style:parent-style-name="Default" style:data-style-name="N0">
      <style:table-cell-properties fo:background-color="#99ff66" fo:border="0.06pt solid #000000"/>
    </style:style>
    <style:style style:name="ce16" style:family="table-cell" style:parent-style-name="Default" style:data-style-name="N0">
      <style:table-cell-properties fo:background-color="#99ff66" fo:border="0.06pt solid #000000"/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fo:background-color="#00ccff" fo:border="0.06pt solid #000000"/>
    </style:style>
    <style:style style:name="ce18" style:family="table-cell" style:parent-style-name="Default" style:data-style-name="N104">
      <style:table-cell-properties fo:background-color="#9999ff" fo:border="0.06pt solid #000000"/>
    </style:style>
    <style:style style:name="ce19" style:family="table-cell" style:parent-style-name="Default">
      <style:table-cell-properties fo:background-color="#ff3333" fo:border="0.06pt solid #000000"/>
    </style:style>
    <style:style style:name="ce20" style:family="table-cell" style:parent-style-name="Default">
      <style:table-cell-properties fo:background-color="#ff9999" fo:border="0.06pt solid #000000"/>
    </style:style>
    <style:style style:name="ce21" style:family="table-cell" style:parent-style-name="Default" style:data-style-name="N104">
      <style:table-cell-properties fo:background-color="#ff9999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ce7"/>
        <table:table-column table:style-name="co1" table:default-cell-style-name="ce13"/>
        <table:table-column table:style-name="co2" table:default-cell-style-name="ce1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float" office:value="2015" calcext:value-type="float">
            <text:p>201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2" office:value-type="string" calcext:value-type="string">
            <text:p>JUNE</text:p>
          </table:table-cell>
          <table:table-cell table:style-name="Default" table:number-columns-repeated="2"/>
          <table:table-cell/>
          <table:table-cell table:style-name="ce17" office:value-type="string" calcext:value-type="string">
            <text:p>HOURLY <text:s/>WAGE</text:p>
          </table:table-cell>
          <table:table-cell table:style-name="ce17" office:value-type="string" calcext:value-type="string">
            <text:p>PAYMENT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WEEK</text:p>
          </table:table-cell>
          <table:table-cell table:style-name="ce8" office:value-type="float" office:value="21" calcext:value-type="float">
            <text:p>21</text:p>
          </table:table-cell>
          <table:table-cell table:style-name="ce12"/>
          <table:table-cell table:style-name="Default"/>
          <table:table-cell/>
          <table:table-cell table:style-name="ce18" office:value-type="currency" office:currency="USD" office:value="15" calcext:value-type="currency">
            <text:p>$15.00</text:p>
          </table:table-cell>
          <table:table-cell table:style-name="ce18" table:formula="of:=[.F3]*[.B4]" office:value-type="currency" office:currency="USD" office:value="112.5" calcext:value-type="currency">
            <text:p>$112.5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HOURS</text:p>
          </table:table-cell>
          <table:table-cell table:style-name="ce9" table:formula="of:=SUM(HOUR([.C15]);HOUR([.C26]);HOUR([.C37]);HOUR([.C48]);HOUR([.C59]);HOUR([.C70]);HOUR([.C81]))+(SUM(MINUTE([.C15]);MINUTE([.C26]);MINUTE([.C37]);MINUTE([.C48]);MINUTE([.C59]);MINUTE([.C70]);MINUTE([.C81]))/60)" office:value-type="float" office:value="7.5" calcext:value-type="float">
            <text:p>7.5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ce10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5" office:value-type="string" calcext:value-type="string">
            <text:p>Sun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formula="of:=([.B8]&lt;[.A8])+[.B8]-[.A8]" office:value-type="time" office:time-value="PT00H35M00S" calcext:value-type="time">
            <text:p>00:35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9]&lt;[.A9])+[.B9]-[.A9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0]&lt;[.A10])+[.B10]-[.A10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1]&lt;[.A11])+[.B11]-[.A11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2]&lt;[.A12])+[.B12]-[.A12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3]&lt;[.A13])+[.B13]-[.A1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14]&lt;[.A14])+[.B14]-[.A1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8:.C14])" office:value-type="time" office:time-value="PT00H35M00S" calcext:value-type="time">
            <text:p>00:3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Mon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1H30M00S" calcext:value-type="time">
            <text:p>11:30</text:p>
          </table:table-cell>
          <table:table-cell office:value-type="time" office:time-value="PT13H00M00S" calcext:value-type="time">
            <text:p>13:00</text:p>
          </table:table-cell>
          <table:table-cell table:formula="of:=([.B19]&lt;[.A19])+[.B19]-[.A19]" office:value-type="time" office:time-value="PT01H30M00S" calcext:value-type="time">
            <text:p>01:30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office:value-type="time" office:time-value="PT15H20M00S" calcext:value-type="time">
            <text:p>15:20</text:p>
          </table:table-cell>
          <table:table-cell office:value-type="time" office:time-value="PT16H00M00S" calcext:value-type="time">
            <text:p>16:00</text:p>
          </table:table-cell>
          <table:table-cell table:formula="of:=([.B20]&lt;[.A20])+[.B20]-[.A20]" office:value-type="time" office:time-value="PT00H40M00S" calcext:value-type="time">
            <text:p>00:40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21]&lt;[.A21])+[.B21]-[.A21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2]&lt;[.A22])+[.B22]-[.A22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3]&lt;[.A23])+[.B23]-[.A2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4]&lt;[.A24])+[.B24]-[.A2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25]&lt;[.A25])+[.B25]-[.A2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19:.C25])" office:value-type="time" office:time-value="PT02H10M00S" calcext:value-type="time">
            <text:p>02:1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2"/>
          <table:table-cell table:style-name="ce19" office:value-type="string" calcext:value-type="string">
            <text:p>Charge Numbers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Hourly </text:p>
          </table:table-cell>
        </table:table-row>
        <table:table-row table:style-name="ro1">
          <table:table-cell table:style-name="ce5" office:value-type="string" calcext:value-type="string">
            <text:p>Tuesday</text:p>
          </table:table-cell>
          <table:table-cell table:style-name="Default" table:number-columns-repeated="3"/>
          <table:table-cell table:number-columns-repeated="2"/>
          <table:table-cell table:style-name="ce20" office:value-type="string" calcext:value-type="string">
            <text:p>DDDDD0</text:p>
          </table:table-cell>
          <table:table-cell table:style-name="ce20" office:value-type="string" calcext:value-type="string">
            <text:p>Free Lancing</text:p>
          </table:table-cell>
          <table:table-cell table:style-name="ce21" office:value-type="currency" office:currency="USD" office:value="15" calcext:value-type="currency">
            <text:p>$15.00</text:p>
          </table:table-cell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2"/>
          <table:table-cell table:style-name="ce20" office:value-type="string" calcext:value-type="string">
            <text:p>DDDDD1</text:p>
          </table:table-cell>
          <table:table-cell table:style-name="ce20" office:value-type="string" calcext:value-type="string">
            <text:p>Ensure Productivity </text:p>
          </table:table-cell>
          <table:table-cell table:style-name="ce21" office:value-type="currency" office:currency="USD" office:value="25" calcext:value-type="currency">
            <text:p>$25.00</text:p>
          </table:table-cell>
        </table:table-row>
        <table:table-row table:style-name="ro1">
          <table:table-cell table:number-columns-repeated="2"/>
          <table:table-cell table:formula="of:=([.B30]&lt;[.A30])+[.B30]-[.A30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1]&lt;[.A31])+[.B31]-[.A31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2]&lt;[.A32])+[.B32]-[.A32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3]&lt;[.A33])+[.B33]-[.A33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4]&lt;[.A34])+[.B34]-[.A34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5]&lt;[.A35])+[.B35]-[.A35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number-columns-repeated="2"/>
          <table:table-cell table:formula="of:=([.B36]&lt;[.A36])+[.B36]-[.A36]" office:value-type="time" office:time-value="PT00H00M00S" calcext:value-type="time">
            <text:p>00:00</text:p>
          </table:table-cell>
          <table:table-cell table:number-columns-repeated="3"/>
          <table:table-cell table:style-name="ce20" table:number-columns-repeated="3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30:.C36])" office:value-type="time" office:time-value="PT00H00M00S" calcext:value-type="time">
            <text:p>00: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Wednes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5H00M00S" calcext:value-type="time">
            <text:p>15:00</text:p>
          </table:table-cell>
          <table:table-cell office:value-type="time" office:time-value="PT18H00M00S" calcext:value-type="time">
            <text:p>18:00</text:p>
          </table:table-cell>
          <table:table-cell table:formula="of:=([.B41]&lt;[.A41])+[.B41]-[.A41]" office:value-type="time" office:time-value="PT03H00M00S" calcext:value-type="time">
            <text:p>03:00</text:p>
          </table:table-cell>
          <table:table-cell office:value-type="string" calcext:value-type="string">
            <text:p>DDDDD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42]&lt;[.A42])+[.B42]-[.A42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3]&lt;[.A43])+[.B43]-[.A4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4]&lt;[.A44])+[.B44]-[.A4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5]&lt;[.A45])+[.B45]-[.A4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6]&lt;[.A46])+[.B46]-[.A4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47]&lt;[.A47])+[.B47]-[.A4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41:.C47])" office:value-type="time" office:time-value="PT03H00M00S" calcext:value-type="time">
            <text:p>03: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Thurs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office:value-type="time" office:time-value="PT11H00M00S" calcext:value-type="time">
            <text:p>11:00</text:p>
          </table:table-cell>
          <table:table-cell office:value-type="time" office:time-value="PT12H45M00S" calcext:value-type="time">
            <text:p>12:45</text:p>
          </table:table-cell>
          <table:table-cell table:formula="of:=([.B52]&lt;[.A52])+[.B52]-[.A52]" office:value-type="time" office:time-value="PT01H45M00S" calcext:value-type="time">
            <text:p>01:45</text:p>
          </table:table-cell>
          <table:table-cell table:style-name="ce16" office:value-type="string" calcext:value-type="string">
            <text:p>DDDDD1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53]&lt;[.A53])+[.B53]-[.A5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4]&lt;[.A54])+[.B54]-[.A5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5]&lt;[.A55])+[.B55]-[.A5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6]&lt;[.A56])+[.B56]-[.A5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7]&lt;[.A57])+[.B57]-[.A5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58]&lt;[.A58])+[.B58]-[.A58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52:.C58])" office:value-type="time" office:time-value="PT01H45M00S" calcext:value-type="time">
            <text:p>01:45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Fri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63]&lt;[.A63])+[.B63]-[.A63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4]&lt;[.A64])+[.B64]-[.A6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5]&lt;[.A65])+[.B65]-[.A6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6]&lt;[.A66])+[.B66]-[.A6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7]&lt;[.A67])+[.B67]-[.A6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8]&lt;[.A68])+[.B68]-[.A68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69]&lt;[.A69])+[.B69]-[.A69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63:.C69])" office:value-type="time" office:time-value="PT00H00M00S" calcext:value-type="time">
            <text:p>00:00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5" office:value-type="string" calcext:value-type="string">
            <text:p>Saturday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6" office:value-type="string" calcext:value-type="string">
            <text:p>In</text:p>
          </table:table-cell>
          <table:table-cell table:style-name="ce6" office:value-type="string" calcext:value-type="string">
            <text:p>Out</text:p>
          </table:table-cell>
          <table:table-cell table:style-name="ce6" office:value-type="string" calcext:value-type="string">
            <text:p>Hours</text:p>
          </table:table-cell>
          <table:table-cell table:style-name="ce6" office:value-type="string" calcext:value-type="string">
            <text:p>Charge Numb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([.B74]&lt;[.A74])+[.B74]-[.A74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5]&lt;[.A75])+[.B75]-[.A75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6]&lt;[.A76])+[.B76]-[.A76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7]&lt;[.A77])+[.B77]-[.A77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8]&lt;[.A78])+[.B78]-[.A78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79]&lt;[.A79])+[.B79]-[.A79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[.B80]&lt;[.A80])+[.B80]-[.A80]" office:value-type="time" office:time-value="PT00H00M00S" calcext:value-type="time">
            <text:p>00:00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1" office:value-type="string" calcext:value-type="string">
            <text:p>Total</text:p>
          </table:table-cell>
          <table:table-cell table:style-name="ce14" table:formula="of:=SUM([.C74:.C80])" office:value-type="time" office:time-value="PT00H00M00S" calcext:value-type="time">
            <text:p>00:00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hours number:style="long"/>
      <number:text> </number:text>
      <number:hours/>
      <number:text>ou</number:text>
      <number:year number:calendar="jewish" number:style="long"/>
      <number:seconds/>
      <number:text> </number:text>
      <number:month number:calendar="jewish" number:style="long"/>
      <number:text> </number:text>
      <number:month number:calendar="jewish"/>
      <number:text>inut</number:text>
      <number:year number:calendar="jewish"/>
      <number:seconds/>
    </number:date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0/00/0000</text:date>, <text:time style:data-style-name="N2" text:time-value="13:02:52.764900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17:51:49.787258965</meta:creation-date>
    <meta:editing-duration>PT1H18M38S</meta:editing-duration>
    <meta:editing-cycles>11</meta:editing-cycles>
    <meta:generator>LibreOffice/4.2.8.2$Linux_X86_64 LibreOffice_project/420m0$Build-2</meta:generator>
    <dc:date>2015-06-25T14:12:27.760108622</dc:date>
    <meta:document-statistic meta:table-count="1" meta:cell-count="134" meta:object-count="0"/>
  </office:meta>
</office:document-meta>
</file>